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1cm" svg:height="2.75cm" svg:x="1.5cm" svg:y="4.5cm" presentation:class="title">
          <draw:text-box>
            <text:p text:style-name="P1"><text:span text:style-name="T1"> </text:span><text:span text:style-name="T1">Comparing MongoDB and SQL Databas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1. Data Structure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MongoDB</text:p>
              </text:list-item>
              <text:list-item>
                <text:p text:style-name="P4"><text:span text:style-name="T2">MongoDB utilizes a flexible, schema-less data model that </text:span><text:span text:style-name="T2">allows for collections of documents.</text:span></text:p>
              </text:list-item>
              <text:list-item>
                <text:p text:style-name="P4"><text:span text:style-name="T2"><text:s/></text:span><text:span text:style-name="T2">Each document is stored in BSON format (Binary JSON), </text:span><text:span text:style-name="T2">which can have varying structures. </text:span></text:p>
              </text:list-item>
              <text:list-item>
                <text:p text:style-name="P4"><text:span text:style-name="T2">This flexibility is beneficial for applications where the data </text:span><text:span text:style-name="T2">model evolves over time, as developers can add new fields </text:span><text:span text:style-name="T2">without altering the existing data structure.</text:span></text:p>
                <text:p text:style-name="P4"><text:span text:style-name="T3"/>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>SQL Databases</text:p>
              </text:list-item>
              <text:list-item>
                <text:p><text:span text:style-name="T2">SQL databases use a structured data model with a fixed </text:span><text:span text:style-name="T2">schema. </text:span></text:p>
              </text:list-item>
              <text:list-item>
                <text:p text:style-name="P4"><text:span text:style-name="T2">Data is organized into tables, where each table consists of </text:span><text:span text:style-name="T2">rows and columns. </text:span></text:p>
              </text:list-item>
              <text:list-item>
                <text:p text:style-name="P4"><text:span text:style-name="T2">Each column has a defined data type, and the schema </text:span><text:span text:style-name="T2">must be established before data can be inserted. </text:span></text:p>
              </text:list-item>
              <text:list-item>
                <text:p text:style-name="P4"><text:span text:style-name="T2">This rigidity ensures data integrity and consistency but can </text:span><text:span text:style-name="T2">be cumbersome when changes are needed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2. Query Language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MongoDB</text:p>
              </text:list-item>
              <text:list-item>
                <text:p text:style-name="P4"><text:span text:style-name="T2">MongoDB employs its own query language known as MongoDB Query Language (MQL). </text:span></text:p>
              </text:list-item>
              <text:list-item>
                <text:p text:style-name="P4"><text:span text:style-name="T2">MQL is designed to work with JSON-like documents, allowing for easy querying of nested data. </text:span></text:p>
              </text:list-item>
              <text:list-item>
                <text:p text:style-name="P4"><text:span text:style-name="T2">While MQL supports many powerful features, it may require a learning curve for those accustomed to SQL, especially when dealing with complex queries and aggregations.</text:span></text:p>
                <text:p text:style-name="P4"/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SQL Databases</text:p>
              </text:list-item>
              <text:list-item>
                <text:p><text:span text:style-name="T2">SQL databases use Structured Query Language (SQL) for querying data. </text:span></text:p>
              </text:list-item>
              <text:list-item>
                <text:p><text:span text:style-name="T2">SQL is a powerful and standardized language that allows users to perform complex queries, joins, and aggregations. </text:span></text:p>
              </text:list-item>
              <text:list-item>
                <text:p><text:span text:style-name="T2">It provides a rich set of commands for data manipulation and retrieval, making it suitable for applications requiring intricate data interactions.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3. Transaction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MongoDB</text:p>
              </text:list-item>
              <text:list-item>
                <text:p text:style-name="P4"><text:span text:style-name="T2">MongoDB supports multi-document ACID transactions, but its implementation is relatively limited compared to traditional SQL databases. </text:span></text:p>
              </text:list-item>
              <text:list-item>
                <text:p text:style-name="P4"><text:span text:style-name="T2">While it can handle transactions across multiple documents, the overhead may affect performance in high-throughput scenarios. </text:span></text:p>
              </text:list-item>
              <text:list-item>
                <text:p text:style-name="P4"><text:span text:style-name="T2">For many use cases, MongoDB's eventual consistency model may suffice, but for applications requiring strict transactional guarantees, SQL databases may be preferred.</text:span></text:p>
              </text:list-item>
              <text:list-item>
                <text:p text:style-name="P4"/>
              </text:list-item>
            </text:list>
          </draw:text-box>
        </draw:frame>
        <draw:frame presentation:style-name="pr7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SQL Databases</text:p>
              </text:list-item>
              <text:list-item>
                <text:p text:style-name="P4"><text:span text:style-name="T2">SQL databases offer full ACID (Atomicity, Consistency, Isolation, Durability) compliance, ensuring that transactions are processed reliably. </text:span></text:p>
              </text:list-item>
              <text:list-item>
                <text:p text:style-name="P4"><text:span text:style-name="T2">This means that all parts of a transaction must succeed for the transaction to be considered successful, which is crucial for applications that require strict data integrity, such as financial systems.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4. Scalability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MongoDB</text:p>
              </text:list-item>
              <text:list-item>
                <text:p text:style-name="P4"><text:span text:style-name="T2">MongoDB excels in horizontal scaling, allowing you to distribute data across multiple servers (sharding) easily.</text:span></text:p>
              </text:list-item>
              <text:list-item>
                <text:p text:style-name="P4"><text:span text:style-name="T2"><text:s/></text:span><text:span text:style-name="T2">This makes it well-suited for applications with large data sets or high traffic, as you can add more servers to handle increased load without significant downtime. </text:span></text:p>
              </text:list-item>
              <text:list-item>
                <text:p text:style-name="P4"><text:span text:style-name="T2">Horizontal scaling can be more cost-effective and flexible for growing applications.</text:span></text:p>
                <text:p text:style-name="P4"><text:span text:style-name="T3"/></text:p>
                <text:p text:style-name="P4"/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SQL Databases</text:p>
              </text:list-item>
              <text:list-item>
                <text:p text:style-name="P4"><text:span text:style-name="T2">SQL databases typically scale vertically, meaning that to handle increased load, you would add more resources (CPU, RAM) to a single server. </text:span></text:p>
              </text:list-item>
              <text:list-item>
                <text:p text:style-name="P4"><text:span text:style-name="T2">While this can be effective to a point, it can lead to limitations when the server reaches its maximum capacity. </text:span></text:p>
              </text:list-item>
              <text:list-item>
                <text:p text:style-name="P4"><text:span text:style-name="T2">Vertical scaling can also be expensive and may require downtime for upgrades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5. Data Relationship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MongoDB</text:p>
              </text:list-item>
              <text:list-item>
                <text:p text:style-name="P4"><text:span text:style-name="T2">MongoDB offers flexibility in managing relationships through embedded documents or references. </text:span></text:p>
              </text:list-item>
              <text:list-item>
                <text:p text:style-name="P4"><text:span text:style-name="T2">You can embed related data within a single document, which can simplify data retrieval and reduce the need for joins. </text:span></text:p>
              </text:list-item>
              <text:list-item>
                <text:p text:style-name="P4"><text:span text:style-name="T2">Alternatively, you can use references to link documents across collections. </text:span></text:p>
              </text:list-item>
              <text:list-item>
                <text:p text:style-name="P4"><text:span text:style-name="T2">This flexibility can lead to performance benefits but may complicate data consistency if not managed carefully.</text:span></text:p>
                <text:p text:style-name="P4"/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SQL Databases</text:p>
              </text:list-item>
              <text:list-item>
                <text:p text:style-name="P4"><text:span text:style-name="T2">SQL databases utilize foreign keys to establish relationships between tables. </text:span></text:p>
              </text:list-item>
              <text:list-item>
                <text:p text:style-name="P4"><text:span text:style-name="T2">This allows for complex queries involving multiple tables and ensures referential integrity. </text:span></text:p>
              </text:list-item>
              <text:list-item>
                <text:p text:style-name="P4"><text:span text:style-name="T2">However, managing relationships can become complex, especially with many-to-many relationships, requiring additional tables (junction tables) and queries.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1:43:35.539951466</meta:creation-date>
    <meta:editing-duration>PT1M55S</meta:editing-duration>
    <meta:editing-cycles>2</meta:editing-cycles>
    <meta:generator>LibreOffice/24.2.6.2$Linux_X86_64 LibreOffice_project/420$Build-2</meta:generator>
    <dc:title>Pencil</dc:title>
    <dc:date>2024-10-26T12:10:48.541578075</dc:date>
    <meta:document-statistic meta:object-count="61"/>
  </office:meta>
</office:document-meta>
</file>